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807" officeooo:paragraph-rsid="001db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awesome document on libroffice writter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6:36:23.092942171</meta:creation-date>
    <dc:date>2015-03-09T16:36:58.978391083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3"/>
    <meta:generator>LibreOffice/4.2.7.2$Linux_X86_64 LibreOffice_project/420m0$Build-2</meta:generator>
  </office:meta>
</office:document-meta>
</file>